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0e71b" officeooo:paragraph-rsid="0010e71b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rsid="0010e71b" officeooo:paragraph-rsid="0010e71b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0e71b" officeooo:paragraph-rsid="0012698c"/>
    </style:style>
    <style:style style:name="P4" style:family="paragraph" style:parent-style-name="Text_20_body">
      <style:paragraph-properties fo:text-align="center" style:justify-single-word="false"/>
      <style:text-properties officeooo:paragraph-rsid="0010e71b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Liberation Mono" fo:font-size="10pt" officeooo:rsid="0012698c" officeooo:paragraph-rsid="0012698c" style:font-size-asian="8.75pt" style:font-size-complex="10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Liberation Serif" fo:font-size="12pt" officeooo:rsid="0016490a" officeooo:paragraph-rsid="0016490a" style:font-size-asian="10.5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2698c" officeooo:paragraph-rsid="0012698c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2698c" officeooo:paragraph-rsid="00145038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45038" officeooo:paragraph-rsid="00145038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6490a" officeooo:paragraph-rsid="0016490a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10e71b"/>
    </style:style>
    <style:style style:name="T3" style:family="text">
      <style:text-properties fo:color="#000000" style:text-underline-style="none" officeooo:rsid="0012698c"/>
    </style:style>
    <style:style style:name="T4" style:family="text">
      <style:text-properties fo:color="#000000" style:text-underline-style="none" officeooo:rsid="00145038"/>
    </style:style>
    <style:style style:name="T5" style:family="text">
      <style:text-properties fo:color="#000000" style:text-underline-style="none" officeooo:rsid="0016490a"/>
    </style:style>
    <style:style style:name="T6" style:family="text">
      <style:text-properties fo:color="#000000" style:font-name="Liberation Mono" fo:font-size="10pt" style:text-underline-style="none" style:font-size-asian="10pt" style:font-size-complex="10pt"/>
    </style:style>
    <style:style style:name="T7" style:family="text">
      <style:text-properties fo:color="#000000" style:font-name="Liberation Mono" fo:font-size="10pt" style:text-underline-style="none" officeooo:rsid="0010e71b" style:font-size-asian="10pt" style:font-size-complex="10pt"/>
    </style:style>
    <style:style style:name="T8" style:family="text">
      <style:text-properties style:font-name="Liberation Mono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ista de exercícios: ARM</text:h>
      <text:p text:style-name="P4"/>
      <text:list xml:id="list29028284" text:style-name="L1">
        <text:list-item>
          <text:p text:style-name="P2"/>
          <text:list>
            <text:list-item>
              <text:p text:style-name="P10">Endereçamento com preindex com writebak atualiza o valor do registrador base (neste caso, r1) e carrega o valor que está na memória do valor atualizado:</text:p>
              <text:p text:style-name="P10"><text:span text:style-name="T8">r0=</text:span><text:span text:style-name="T7">0x10101028, </text:span><text:span text:style-name="T6">r1= </text:span><text:span text:style-name="T7">0x00000908</text:span></text:p>
            </text:list-item>
            <text:list-item>
              <text:p text:style-name="P6"><text:span text:style-name="T2">E</text:span><text:span text:style-name="T1">ndereçamento com preindex carrega o valor do endereço que está armazenado no registrador base adicionado pelo offset:</text:span></text:p>
              <text:p text:style-name="P6"><text:span text:style-name="T6">r0=</text:span><text:span text:style-name="T7">0x20202010, </text:span><text:span text:style-name="T6">r1= </text:span><text:span text:style-name="T7">0x0000090</text:span><text:span text:style-name="T6">4</text:span></text:p>
            </text:list-item>
            <text:list-item>
              <text:p text:style-name="P6"><text:span text:style-name="T1">Endereçamento com postindex carrega o valor do endereço que está armazenado no registrador base e atualiza seu valor:</text:span></text:p>
              <text:p text:style-name="P6"><text:span text:style-name="T6">r0=</text:span><text:span text:style-name="T7">0x10101020, </text:span><text:span text:style-name="T6">r1= </text:span><text:span text:style-name="T7">0x 0x0000090c</text:span></text:p>
            </text:list-item>
          </text:list>
        </text:list-item>
        <text:list-item>
          <text:p text:style-name="P3"><text:span text:style-name="T1"/></text:p>
          <text:list>
            <text:list-item>
              <text:p text:style-name="P3"><text:span text:style-name="T5">Nenhuma instrução modifica o valor do bit Z no CPSR, porém ele está setado como 0, logo a última instrução é executada. Portanto, r4=0.</text:span></text:p>
            </text:list-item>
            <text:list-item>
              <text:p text:style-name="P10"><text:span text:style-name="T5">A </text:span><text:span text:style-name="T1">segunda instrução modifica o valor do bit Z no CPSR para 1. Desta forma, a última instrução não executa, já que ela espera que tenha um valor 0 neste bit. Portanto, r4=2</text:span>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.460000000</meta:creation-date>
    <dc:date>2017-11-14T15:07:26.039000000</dc:date>
    <meta:editing-duration>PT17M13S</meta:editing-duration>
    <meta:editing-cycles>3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2" meta:word-count="139" meta:character-count="823" meta:non-whitespace-character-count="701"/>
  </office:meta>
</office:document-meta>
</file>